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6" style:family="table-row">
      <style:table-row-properties style:min-row-height="0.0083in"/>
    </style:style>
    <style:style style:name="Table3.7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/>
          </table:table-cell>
          <table:table-cell table:style-name="Table1.A2" office:value-type="string">
            <text:p text:style-name="CI-T-Sname"/>
          </table:table-cell>
          <table:table-cell table:style-name="Table1.A2" office:value-type="string">
            <text:p text:style-name="CI-T-Cname">SRT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R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8" office:value-type="string">
            <text:p text:style-name="SK-T-L1">3702,3,3693</text:p>
          </table:table-cell>
          <table:table-cell table:style-name="Table3.A2" table:number-rows-spanned="5" office:value-type="string">
            <text:p text:style-name="SK-T-L2">Secretions</text:p>
          </table:table-cell>
          <table:table-cell table:style-name="Table3.A2" table:number-rows-spanned="5" office:value-type="string">
            <text:p text:style-name="SK-T-L3">hair, destroying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3704,3,3693</text:p>
          </table:table-cell>
          <table:table-cell table:style-name="Table3.A2" table:number-rows-spanned="5" office:value-type="string">
            <text:p text:style-name="SK-T-L2">Secretions</text:p>
          </table:table-cell>
          <table:table-cell table:style-name="Table3.A2" table:number-rows-spanned="5" office:value-type="string">
            <text:p text:style-name="SK-T-L3"><text:s/>hot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705,3,3693</text:p>
          </table:table-cell>
          <table:table-cell table:style-name="Table3.A2" office:value-type="string">
            <text:p text:style-name="SK-T-L2">Secretions</text:p>
          </table:table-cell>
          <table:table-cell table:style-name="Table3.A2" office:value-type="string">
            <text:p text:style-name="SK-T-L3">increas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0" office:value-type="string">
            <text:p text:style-name="SK-T-L1">3706,3,3693</text:p>
          </table:table-cell>
          <table:table-cell table:style-name="Table3.A2" table:number-rows-spanned="11" office:value-type="string">
            <text:p text:style-name="SK-T-L2">Secretions</text:p>
          </table:table-cell>
          <table:table-cell table:style-name="Table3.A2" table:number-rows-spanned="11" office:value-type="string">
            <text:p text:style-name="SK-T-L3">itching, causing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lu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d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3708,3,3693</text:p>
          </table:table-cell>
          <table:table-cell table:style-name="Table3.A2" table:number-rows-spanned="5" office:value-type="string">
            <text:p text:style-name="SK-T-L2">Secretions</text:p>
          </table:table-cell>
          <table:table-cell table:style-name="Table3.A2" table:number-rows-spanned="5" office:value-type="string">
            <text:p text:style-name="SK-T-L3">milky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-a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3710,3,3693</text:p>
          </table:table-cell>
          <table:table-cell table:style-name="Table3.A2" table:number-rows-spanned="11" office:value-type="string">
            <text:p text:style-name="SK-T-L2">Secretions, </text:p>
          </table:table-cell>
          <table:table-cell table:style-name="Table3.A2" table:number-rows-spanned="11" office:value-type="string">
            <text:p text:style-name="SK-T-L3">musty, mouldy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o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lo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3712,3,3693</text:p>
          </table:table-cell>
          <table:table-cell table:style-name="Table3.A2" table:number-rows-spanned="5" office:value-type="string">
            <text:p text:style-name="SK-T-L2">Secretions</text:p>
          </table:table-cell>
          <table:table-cell table:style-name="Table3.A2" table:number-rows-spanned="5" office:value-type="string">
            <text:p text:style-name="SK-T-L3">scanty, bringing great amelioration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qu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3714,3,3693</text:p>
          </table:table-cell>
          <table:table-cell table:style-name="Table3.A2" table:number-rows-spanned="11" office:value-type="string">
            <text:p text:style-name="SK-T-L2">Secretions</text:p>
          </table:table-cell>
          <table:table-cell table:style-name="Table3.A2" table:number-rows-spanned="11" office:value-type="string">
            <text:p text:style-name="SK-T-L3">slimy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bi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3716,3,3693</text:p>
          </table:table-cell>
          <table:table-cell table:style-name="Table3.A2" table:number-rows-spanned="3" office:value-type="string">
            <text:p text:style-name="SK-T-L2">Secretions</text:p>
          </table:table-cell>
          <table:table-cell table:style-name="Table3.A2" table:number-rows-spanned="3" office:value-type="string">
            <text:p text:style-name="SK-T-L3">stain, indelibl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ur-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3718,3,3693</text:p>
          </table:table-cell>
          <table:table-cell table:style-name="Table3.A2" table:number-rows-spanned="5" office:value-type="string">
            <text:p text:style-name="SK-T-L2">Secretions</text:p>
          </table:table-cell>
          <table:table-cell table:style-name="Table3.A2" table:number-rows-spanned="5" office:value-type="string">
            <text:p text:style-name="SK-T-L3">tarry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ep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3720,3,3693</text:p>
          </table:table-cell>
          <table:table-cell table:style-name="Table3.A2" table:number-rows-spanned="5" office:value-type="string">
            <text:p text:style-name="SK-T-L2">Secretions</text:p>
          </table:table-cell>
          <table:table-cell table:style-name="Table3.A2" table:number-rows-spanned="5" office:value-type="string">
            <text:p text:style-name="SK-T-L3">urinous odor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n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lo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Urt-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0" office:value-type="string">
            <text:p text:style-name="SK-T-L1">3722,3,3693</text:p>
          </table:table-cell>
          <table:table-cell table:style-name="Table3.A2" table:number-rows-spanned="21" office:value-type="string">
            <text:p text:style-name="SK-T-L2">Secretions</text:p>
          </table:table-cell>
          <table:table-cell table:style-name="Table3.A2" table:number-rows-spanned="21" office:value-type="string">
            <text:p text:style-name="SK-T-L3">watery, thin</text:p>
          </table:table-cell>
          <table:table-cell table:style-name="Table3.A2" table:number-rows-spanned="21" office:value-type="string">
            <text:p text:style-name="SK-T-L4"/>
          </table:table-cell>
          <table:table-cell table:style-name="Table3.A2" table:number-rows-spanned="21" office:value-type="string">
            <text:p text:style-name="SK-T-L5"/>
          </table:table-cell>
          <table:table-cell table:style-name="Table3.A2" table:number-rows-spanned="21" office:value-type="string">
            <text:p text:style-name="SK-T-See"/>
          </table:table-cell>
          <table:table-cell table:style-name="Table3.A2" table:number-rows-spanned="21" office:value-type="string">
            <text:p text:style-name="SK-T-Ref"/>
          </table:table-cell>
          <table:table-cell table:style-name="Table3.A2" table:number-rows-spanned="21" office:value-type="string">
            <text:p text:style-name="SK-T-Rcomm"/>
          </table:table-cell>
          <table:table-cell table:style-name="Table3.A2" table:number-rows-spanned="21" office:value-type="string">
            <text:p text:style-name="SK-T-Comp"/>
          </table:table-cell>
          <table:table-cell table:style-name="Table3.A2" table:number-rows-spanned="2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saf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us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a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ri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od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3724,2,3724</text:p>
          </table:table-cell>
          <table:table-cell table:style-name="Table3.A2" table:number-rows-spanned="13" office:value-type="string">
            <text:p text:style-name="SK-T-L2">Senses, special, dulled 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52" office:value-type="string">
            <text:p text:style-name="SK-T-L1">3726,2,3726</text:p>
          </table:table-cell>
          <table:table-cell table:style-name="Table3.A2" table:number-rows-spanned="27" office:value-type="string">
            <text:p text:style-name="SK-T-L2">Sensitive, also to noise, light, odors, pain, touch, trifles, etc.</text:p>
          </table:table-cell>
          <table:table-cell table:style-name="Table3.A2" table:number-rows-spanned="27" office:value-type="string">
            <text:p text:style-name="SK-T-L3"/>
          </table:table-cell>
          <table:table-cell table:style-name="Table3.A2" table:number-rows-spanned="27" office:value-type="string">
            <text:p text:style-name="SK-T-L4"/>
          </table:table-cell>
          <table:table-cell table:style-name="Table3.A2" table:number-rows-spanned="27" office:value-type="string">
            <text:p text:style-name="SK-T-L5"/>
          </table:table-cell>
          <table:table-cell table:style-name="Table3.A2" table:number-rows-spanned="27" office:value-type="string">
            <text:p text:style-name="SK-T-See"/>
          </table:table-cell>
          <table:table-cell table:style-name="Table3.A2" table:number-rows-spanned="27" office:value-type="string">
            <text:p text:style-name="SK-T-Ref"/>
          </table:table-cell>
          <table:table-cell table:style-name="Table3.A2" table:number-rows-spanned="27" office:value-type="string">
            <text:p text:style-name="SK-T-Rcomm"/>
          </table:table-cell>
          <table:table-cell table:style-name="Table3.A2" table:number-rows-spanned="27" office:value-type="string">
            <text:p text:style-name="SK-T-Comp"/>
          </table:table-cell>
          <table:table-cell table:style-name="Table3.A2" table:number-rows-spanned="2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m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hi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f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25" office:value-type="string">
            <text:p text:style-name="SK-T-L2-de"/>
          </table:table-cell>
          <table:table-cell table:style-name="Table3.A2" table:number-rows-spanned="25" office:value-type="string">
            <text:p text:style-name="SK-T-L3-de"/>
          </table:table-cell>
          <table:table-cell table:style-name="Table3.A2" table:number-rows-spanned="25" office:value-type="string">
            <text:p text:style-name="SK-T-L4-de"/>
          </table:table-cell>
          <table:table-cell table:style-name="Table3.A2" table:number-rows-spanned="25" office:value-type="string">
            <text:p text:style-name="SK-T-L5-de"/>
          </table:table-cell>
          <table:table-cell table:style-name="Table3.A2" table:number-rows-spanned="25" office:value-type="string">
            <text:p text:style-name="SK-T-See-de"/>
          </table:table-cell>
          <table:table-cell table:style-name="Table3.A2" table:number-rows-spanned="25" office:value-type="string">
            <text:p text:style-name="SK-T-Ref-de"/>
          </table:table-cell>
          <table:table-cell table:style-name="Table3.A2" table:number-rows-spanned="25" office:value-type="string">
            <text:p text:style-name="SK-T-Rcomm-de"/>
          </table:table-cell>
          <table:table-cell table:style-name="Table3.A2" table:number-rows-spanned="25" office:value-type="string">
            <text:p text:style-name="SK-T-Comp-de"/>
          </table:table-cell>
          <table:table-cell table:style-name="Table3.A2" table:number-rows-spanned="2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h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ar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2" office:value-type="string">
            <text:p text:style-name="SK-T-L1">3728,2,3728</text:p>
          </table:table-cell>
          <table:table-cell table:style-name="Table3.A2" table:number-rows-spanned="7" office:value-type="string">
            <text:p text:style-name="SK-T-L2">Separated, as if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so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r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729,2,3729</text:p>
          </table:table-cell>
          <table:table-cell table:style-name="Table3.A2" office:value-type="string">
            <text:p text:style-name="SK-T-L2">Sepsi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730,2,3730</text:p>
          </table:table-cell>
          <table:table-cell table:style-name="Table3.A2" office:value-type="string">
            <text:p text:style-name="SK-T-L2">Severe Pai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6" office:value-type="string">
            <text:p text:style-name="SK-T-L1">3732,2,3732</text:p>
          </table:table-cell>
          <table:table-cell table:style-name="Table3.A2" table:number-rows-spanned="19" office:value-type="string">
            <text:p text:style-name="SK-T-L2">Sexual disturbances</text:p>
          </table:table-cell>
          <table:table-cell table:style-name="Table3.A2" table:number-rows-spanned="19" office:value-type="string">
            <text:p text:style-name="SK-T-L3"/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nth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y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ic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733,2,3733</text:p>
          </table:table-cell>
          <table:table-cell table:style-name="Table3.A2" office:value-type="string">
            <text:p text:style-name="SK-T-L2">Sew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3733,2,3733</text:p>
          </table:table-cell>
          <table:table-cell table:style-name="Table3.A2" office:value-type="string">
            <text:p text:style-name="SK-T-L2">Shak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6" office:value-type="string">
            <text:p text:style-name="SK-T-L1">3736,2,3736</text:p>
          </table:table-cell>
          <table:table-cell table:style-name="Table3.A2" table:number-rows-spanned="19" office:value-type="string">
            <text:p text:style-name="SK-T-L2">Shattered or flying into pieces, explosions, etc., as if </text:p>
          </table:table-cell>
          <table:table-cell table:style-name="Table3.A2" table:number-rows-spanned="19" office:value-type="string">
            <text:p text:style-name="SK-T-L3"/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e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f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ur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4" office:value-type="string">
            <text:p text:style-name="SK-T-L1">3738,2,3738</text:p>
          </table:table-cell>
          <table:table-cell table:style-name="Table3.A2" table:number-rows-spanned="17" office:value-type="string">
            <text:p text:style-name="SK-T-L2">Shocks through body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8" office:value-type="string">
            <text:p text:style-name="SK-T-L1">3740,2,3740</text:p>
          </table:table-cell>
          <table:table-cell table:style-name="Table3.A2" table:number-rows-spanned="25" office:value-type="string">
            <text:p text:style-name="SK-T-L2">Shooting, darting, like lightning, quick pains, etc.</text:p>
          </table:table-cell>
          <table:table-cell table:style-name="Table3.A2" table:number-rows-spanned="25" office:value-type="string">
            <text:p text:style-name="SK-T-L3"/>
          </table:table-cell>
          <table:table-cell table:style-name="Table3.A2" table:number-rows-spanned="25" office:value-type="string">
            <text:p text:style-name="SK-T-L4"/>
          </table:table-cell>
          <table:table-cell table:style-name="Table3.A2" table:number-rows-spanned="25" office:value-type="string">
            <text:p text:style-name="SK-T-L5"/>
          </table:table-cell>
          <table:table-cell table:style-name="Table3.A2" table:number-rows-spanned="25" office:value-type="string">
            <text:p text:style-name="SK-T-See"/>
          </table:table-cell>
          <table:table-cell table:style-name="Table3.A2" table:number-rows-spanned="25" office:value-type="string">
            <text:p text:style-name="SK-T-Ref"/>
          </table:table-cell>
          <table:table-cell table:style-name="Table3.A2" table:number-rows-spanned="25" office:value-type="string">
            <text:p text:style-name="SK-T-Rcomm"/>
          </table:table-cell>
          <table:table-cell table:style-name="Table3.A2" table:number-rows-spanned="25" office:value-type="string">
            <text:p text:style-name="SK-T-Comp"/>
          </table:table-cell>
          <table:table-cell table:style-name="Table3.A2" table:number-rows-spanned="2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ga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r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imi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lo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Dio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23" office:value-type="string">
            <text:p text:style-name="SK-T-L2-de"/>
          </table:table-cell>
          <table:table-cell table:style-name="Table3.A2" table:number-rows-spanned="23" office:value-type="string">
            <text:p text:style-name="SK-T-L3-de"/>
          </table:table-cell>
          <table:table-cell table:style-name="Table3.A2" table:number-rows-spanned="23" office:value-type="string">
            <text:p text:style-name="SK-T-L4-de"/>
          </table:table-cell>
          <table:table-cell table:style-name="Table3.A2" table:number-rows-spanned="23" office:value-type="string">
            <text:p text:style-name="SK-T-L5-de"/>
          </table:table-cell>
          <table:table-cell table:style-name="Table3.A2" table:number-rows-spanned="23" office:value-type="string">
            <text:p text:style-name="SK-T-See-de"/>
          </table:table-cell>
          <table:table-cell table:style-name="Table3.A2" table:number-rows-spanned="23" office:value-type="string">
            <text:p text:style-name="SK-T-Ref-de"/>
          </table:table-cell>
          <table:table-cell table:style-name="Table3.A2" table:number-rows-spanned="23" office:value-type="string">
            <text:p text:style-name="SK-T-Rcomm-de"/>
          </table:table-cell>
          <table:table-cell table:style-name="Table3.A2" table:number-rows-spanned="23" office:value-type="string">
            <text:p text:style-name="SK-T-Comp-de"/>
          </table:table-cell>
          <table:table-cell table:style-name="Table3.A2" table:number-rows-spanned="2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ag-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x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ru-s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3742,2,3742</text:p>
          </table:table-cell>
          <table:table-cell table:style-name="Table3.A2" table:number-rows-spanned="13" office:value-type="string">
            <text:p text:style-name="SK-T-L2">Short, as if too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m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us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lo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uai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8" office:value-type="string">
            <text:p text:style-name="SK-T-L1">3744,2,3744</text:p>
          </table:table-cell>
          <table:table-cell table:style-name="Table3.A2" table:number-rows-spanned="19" office:value-type="string">
            <text:p text:style-name="SK-T-L2">Shuddering, nervous</text:p>
          </table:table-cell>
          <table:table-cell table:style-name="Table3.A2" table:number-rows-spanned="19" office:value-type="string">
            <text:p text:style-name="SK-T-L3"/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m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r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imi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3746,2,3746</text:p>
          </table:table-cell>
          <table:table-cell table:style-name="Table3.A2" table:number-rows-spanned="9" office:value-type="string">
            <text:p text:style-name="SK-T-L2">Side, lain on, pain goes to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3748,3,3746</text:p>
          </table:table-cell>
          <table:table-cell table:style-name="Table3.A2" table:number-rows-spanned="9" office:value-type="string">
            <text:p text:style-name="SK-T-L2">Side</text:p>
          </table:table-cell>
          <table:table-cell table:style-name="Table3.A2" table:number-rows-spanned="9" office:value-type="string">
            <text:p text:style-name="SK-T-L3">not lain on, pain goes to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lu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2" office:value-type="string">
            <text:p text:style-name="SK-T-L1">3750,3,3746</text:p>
          </table:table-cell>
          <table:table-cell table:style-name="Table3.A2" table:number-rows-spanned="17" office:value-type="string">
            <text:p text:style-name="SK-T-L2">Side</text:p>
          </table:table-cell>
          <table:table-cell table:style-name="Table3.A2" table:number-rows-spanned="17" office:value-type="string">
            <text:p text:style-name="SK-T-L3">right</text:p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lc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ri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y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ar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6" office:value-type="string">
            <text:p text:style-name="SK-T-L1">3752,4,3750</text:p>
          </table:table-cell>
          <table:table-cell table:style-name="Table3.A2" table:number-rows-spanned="19" office:value-type="string">
            <text:p text:style-name="SK-T-L2">Side</text:p>
          </table:table-cell>
          <table:table-cell table:style-name="Table3.A2" table:number-rows-spanned="19" office:value-type="string">
            <text:p text:style-name="SK-T-L3">right</text:p>
          </table:table-cell>
          <table:table-cell table:style-name="Table3.A2" table:number-rows-spanned="19" office:value-type="string">
            <text:p text:style-name="SK-T-L4">to left</text:p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m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y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i-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2" office:value-type="string">
            <text:p text:style-name="SK-T-L1">3754,3,3746</text:p>
          </table:table-cell>
          <table:table-cell table:style-name="Table3.A2" table:number-rows-spanned="17" office:value-type="string">
            <text:p text:style-name="SK-T-L2">Side</text:p>
          </table:table-cell>
          <table:table-cell table:style-name="Table3.A2" table:number-rows-spanned="17" office:value-type="string">
            <text:p text:style-name="SK-T-L3">left</text:p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saf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le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Euphor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h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z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e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qu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3756,4,3754</text:p>
          </table:table-cell>
          <table:table-cell table:style-name="Table3.A2" table:number-rows-spanned="13" office:value-type="string">
            <text:p text:style-name="SK-T-L2">Side</text:p>
          </table:table-cell>
          <table:table-cell table:style-name="Table3.A2" table:number-rows-spanned="13" office:value-type="string">
            <text:p text:style-name="SK-T-L3">left </text:p>
          </table:table-cell>
          <table:table-cell table:style-name="Table3.A2" table:number-rows-spanned="13" office:value-type="string">
            <text:p text:style-name="SK-T-L4">to right</text:p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o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ep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h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i-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x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757,2,3757</text:p>
          </table:table-cell>
          <table:table-cell table:style-name="Table3.A2" office:value-type="string">
            <text:p text:style-name="SK-T-L2">Sink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758,3,3757</text:p>
          </table:table-cell>
          <table:table-cell table:style-name="Table3.A2" office:value-type="string">
            <text:p text:style-name="SK-T-L2">Sinking</text:p>
          </table:table-cell>
          <table:table-cell table:style-name="Table3.A2" office:value-type="string">
            <text:p text:style-name="SK-T-L3">dow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3760,3,3757</text:p>
          </table:table-cell>
          <table:table-cell table:style-name="Table3.A2" table:number-rows-spanned="13" office:value-type="string">
            <text:p text:style-name="SK-T-L2">Sinking</text:p>
          </table:table-cell>
          <table:table-cell table:style-name="Table3.A2" table:number-rows-spanned="13" office:value-type="string">
            <text:p text:style-name="SK-T-L3">sensation</text:p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l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Xantx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3762,3,3757</text:p>
          </table:table-cell>
          <table:table-cell table:style-name="Table3.A2" table:number-rows-spanned="3" office:value-type="string">
            <text:p text:style-name="SK-T-L2">Sinking</text:p>
          </table:table-cell>
          <table:table-cell table:style-name="Table3.A2" table:number-rows-spanned="3" office:value-type="string">
            <text:p text:style-name="SK-T-L3">through floor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3764,2,3764</text:p>
          </table:table-cell>
          <table:table-cell table:style-name="Table3.A2" table:number-rows-spanned="7" office:value-type="string">
            <text:p text:style-name="SK-T-L2">Sit, inclines to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qu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765,2,3765</text:p>
          </table:table-cell>
          <table:table-cell table:style-name="Table3.A2" office:value-type="string">
            <text:p text:style-name="SK-T-L2">Skin, as of a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3767,2,3767</text:p>
          </table:table-cell>
          <table:table-cell table:style-name="Table3.A2" table:number-rows-spanned="5" office:value-type="string">
            <text:p text:style-name="SK-T-L2">Slides down in bed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p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54" office:value-type="string">
            <text:p text:style-name="SK-T-L1">3769,2,3769</text:p>
          </table:table-cell>
          <table:table-cell table:style-name="Table3.A2" table:number-rows-spanned="27" office:value-type="string">
            <text:p text:style-name="SK-T-L2">Soreness, bruised smarting, etc. </text:p>
          </table:table-cell>
          <table:table-cell table:style-name="Table3.A2" table:number-rows-spanned="27" office:value-type="string">
            <text:p text:style-name="SK-T-L3"/>
          </table:table-cell>
          <table:table-cell table:style-name="Table3.A2" table:number-rows-spanned="27" office:value-type="string">
            <text:p text:style-name="SK-T-L4"/>
          </table:table-cell>
          <table:table-cell table:style-name="Table3.A2" table:number-rows-spanned="27" office:value-type="string">
            <text:p text:style-name="SK-T-L5"/>
          </table:table-cell>
          <table:table-cell table:style-name="Table3.A2" table:number-rows-spanned="27" office:value-type="string">
            <text:p text:style-name="SK-T-See"/>
          </table:table-cell>
          <table:table-cell table:style-name="Table3.A2" table:number-rows-spanned="27" office:value-type="string">
            <text:p text:style-name="SK-T-Ref"/>
          </table:table-cell>
          <table:table-cell table:style-name="Table3.A2" table:number-rows-spanned="27" office:value-type="string">
            <text:p text:style-name="SK-T-Rcomm"/>
          </table:table-cell>
          <table:table-cell table:style-name="Table3.A2" table:number-rows-spanned="27" office:value-type="string">
            <text:p text:style-name="SK-T-Comp"/>
          </table:table-cell>
          <table:table-cell table:style-name="Table3.A2" table:number-rows-spanned="2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r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ap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ry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us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Eup-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27" office:value-type="string">
            <text:p text:style-name="SK-T-L2-de"/>
          </table:table-cell>
          <table:table-cell table:style-name="Table3.A2" table:number-rows-spanned="27" office:value-type="string">
            <text:p text:style-name="SK-T-L3-de"/>
          </table:table-cell>
          <table:table-cell table:style-name="Table3.A2" table:number-rows-spanned="27" office:value-type="string">
            <text:p text:style-name="SK-T-L4-de"/>
          </table:table-cell>
          <table:table-cell table:style-name="Table3.A2" table:number-rows-spanned="27" office:value-type="string">
            <text:p text:style-name="SK-T-L5-de"/>
          </table:table-cell>
          <table:table-cell table:style-name="Table3.A2" table:number-rows-spanned="27" office:value-type="string">
            <text:p text:style-name="SK-T-See-de"/>
          </table:table-cell>
          <table:table-cell table:style-name="Table3.A2" table:number-rows-spanned="27" office:value-type="string">
            <text:p text:style-name="SK-T-Ref-de"/>
          </table:table-cell>
          <table:table-cell table:style-name="Table3.A2" table:number-rows-spanned="27" office:value-type="string">
            <text:p text:style-name="SK-T-Rcomm-de"/>
          </table:table-cell>
          <table:table-cell table:style-name="Table3.A2" table:number-rows-spanned="27" office:value-type="string">
            <text:p text:style-name="SK-T-Comp-de"/>
          </table:table-cell>
          <table:table-cell table:style-name="Table3.A2" table:number-rows-spanned="2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y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u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i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771,3,3769</text:p>
          </table:table-cell>
          <table:table-cell table:style-name="Table3.A2" office:value-type="string">
            <text:p text:style-name="SK-T-L2">Soreness</text:p>
          </table:table-cell>
          <table:table-cell table:style-name="Table3.A2" office:value-type="string">
            <text:p text:style-name="SK-T-L3">gland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3773,3,3769</text:p>
          </table:table-cell>
          <table:table-cell table:style-name="Table3.A2" table:number-rows-spanned="3" office:value-type="string">
            <text:p text:style-name="SK-T-L2">Soreness</text:p>
          </table:table-cell>
          <table:table-cell table:style-name="Table3.A2" table:number-rows-spanned="3" office:value-type="string">
            <text:p text:style-name="SK-T-L3">internall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3775,3<text:soft-page-break/>,3769</text:p>
          </table:table-cell>
          <table:table-cell table:style-name="Table3.A2" table:number-rows-spanned="5" office:value-type="string">
            <text:p text:style-name="SK-T-L2">Soreness</text:p>
          </table:table-cell>
          <table:table-cell table:style-name="Table3.A2" table:number-rows-spanned="5" office:value-type="string">
            <text:p text:style-name="SK-T-L3">joint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3777,3,3769</text:p>
          </table:table-cell>
          <table:table-cell table:style-name="Table3.A2" table:number-rows-spanned="7" office:value-type="string">
            <text:p text:style-name="SK-T-L2">Soreness</text:p>
          </table:table-cell>
          <table:table-cell table:style-name="Table3.A2" table:number-rows-spanned="7" office:value-type="string">
            <text:p text:style-name="SK-T-L3"><text:s/>pains, after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4" office:value-type="string">
            <text:p text:style-name="SK-T-L1">3779,2,3779</text:p>
          </table:table-cell>
          <table:table-cell table:style-name="Table3.A2" table:number-rows-spanned="17" office:value-type="string">
            <text:p text:style-name="SK-T-L2">Sourness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Calc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ag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2" office:value-type="string">
            <text:p text:style-name="SK-T-L1">3781,2<text:soft-page-break/>,3781</text:p>
          </table:table-cell>
          <table:table-cell table:style-name="Table3.A2" table:number-rows-spanned="31" office:value-type="string">
            <text:p text:style-name="SK-T-L2">Spasmodic or <text:soft-page-break/>convulsive effects, twitchings, jerks, etc. </text:p>
          </table:table-cell>
          <table:table-cell table:style-name="Table3.A2" table:number-rows-spanned="31" office:value-type="string">
            <text:p text:style-name="SK-T-L3"/>
          </table:table-cell>
          <table:table-cell table:style-name="Table3.A2" table:number-rows-spanned="31" office:value-type="string">
            <text:p text:style-name="SK-T-L4"/>
          </table:table-cell>
          <table:table-cell table:style-name="Table3.A2" table:number-rows-spanned="31" office:value-type="string">
            <text:p text:style-name="SK-T-L5"/>
          </table:table-cell>
          <table:table-cell table:style-name="Table3.A2" table:number-rows-spanned="31" office:value-type="string">
            <text:p text:style-name="SK-T-See"/>
          </table:table-cell>
          <table:table-cell table:style-name="Table3.A2" table:number-rows-spanned="31" office:value-type="string">
            <text:p text:style-name="SK-T-Ref"/>
          </table:table-cell>
          <table:table-cell table:style-name="Table3.A2" table:number-rows-spanned="31" office:value-type="string">
            <text:p text:style-name="SK-T-Rcomm"/>
          </table:table-cell>
          <table:table-cell table:style-name="Table3.A2" table:number-rows-spanned="31" office:value-type="string">
            <text:p text:style-name="SK-T-Comp"/>
          </table:table-cell>
          <table:table-cell table:style-name="Table3.A2" table:number-rows-spanned="3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i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u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Hy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1" office:value-type="string">
            <text:p text:style-name="SK-T-L2-de"/>
          </table:table-cell>
          <table:table-cell table:style-name="Table3.A2" table:number-rows-spanned="31" office:value-type="string">
            <text:p text:style-name="SK-T-L3-de"/>
          </table:table-cell>
          <table:table-cell table:style-name="Table3.A2" table:number-rows-spanned="31" office:value-type="string">
            <text:p text:style-name="SK-T-L4-de"/>
          </table:table-cell>
          <table:table-cell table:style-name="Table3.A2" table:number-rows-spanned="31" office:value-type="string">
            <text:p text:style-name="SK-T-L5-de"/>
          </table:table-cell>
          <table:table-cell table:style-name="Table3.A2" table:number-rows-spanned="31" office:value-type="string">
            <text:p text:style-name="SK-T-See-de"/>
          </table:table-cell>
          <table:table-cell table:style-name="Table3.A2" table:number-rows-spanned="31" office:value-type="string">
            <text:p text:style-name="SK-T-Ref-de"/>
          </table:table-cell>
          <table:table-cell table:style-name="Table3.A2" table:number-rows-spanned="31" office:value-type="string">
            <text:p text:style-name="SK-T-Rcomm-de"/>
          </table:table-cell>
          <table:table-cell table:style-name="Table3.A2" table:number-rows-spanned="31" office:value-type="string">
            <text:p text:style-name="SK-T-Comp-de"/>
          </table:table-cell>
          <table:table-cell table:style-name="Table3.A2" table:number-rows-spanned="3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ta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tram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Zi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3783,3,3781</text:p>
          </table:table-cell>
          <table:table-cell table:style-name="Table3.A2" table:number-rows-spanned="7" office:value-type="string">
            <text:p text:style-name="SK-T-L2">Spasmodic or convulsive effects</text:p>
          </table:table-cell>
          <table:table-cell table:style-name="Table3.A2" table:number-rows-spanned="7" office:value-type="string">
            <text:p text:style-name="SK-T-L3">during sleep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4" office:value-type="string">
            <text:p text:style-name="SK-T-L1">3785,2,3785</text:p>
          </table:table-cell>
          <table:table-cell table:style-name="Table3.A2" table:number-rows-spanned="17" office:value-type="string">
            <text:p text:style-name="SK-T-L2">Speech, affected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us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h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tram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786,2<text:soft-page-break/>,3786</text:p>
          </table:table-cell>
          <table:table-cell table:style-name="Table3.A2" office:value-type="string">
            <text:p text:style-name="SK-T-L2">Splash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787,2,3787</text:p>
          </table:table-cell>
          <table:table-cell table:style-name="Table3.A2" office:value-type="string">
            <text:p text:style-name="SK-T-L2">Splinter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58" office:value-type="string">
            <text:p text:style-name="SK-T-L1">3789,2,3789</text:p>
          </table:table-cell>
          <table:table-cell table:style-name="Table3.A2" table:number-rows-spanned="29" office:value-type="string">
            <text:p text:style-name="SK-T-L2">Spots, pain etc., in </text:p>
          </table:table-cell>
          <table:table-cell table:style-name="Table3.A2" table:number-rows-spanned="29" office:value-type="string">
            <text:p text:style-name="SK-T-L3"/>
          </table:table-cell>
          <table:table-cell table:style-name="Table3.A2" table:number-rows-spanned="29" office:value-type="string">
            <text:p text:style-name="SK-T-L4"/>
          </table:table-cell>
          <table:table-cell table:style-name="Table3.A2" table:number-rows-spanned="29" office:value-type="string">
            <text:p text:style-name="SK-T-L5"/>
          </table:table-cell>
          <table:table-cell table:style-name="Table3.A2" table:number-rows-spanned="29" office:value-type="string">
            <text:p text:style-name="SK-T-See"/>
          </table:table-cell>
          <table:table-cell table:style-name="Table3.A2" table:number-rows-spanned="29" office:value-type="string">
            <text:p text:style-name="SK-T-Ref"/>
          </table:table-cell>
          <table:table-cell table:style-name="Table3.A2" table:number-rows-spanned="29" office:value-type="string">
            <text:p text:style-name="SK-T-Rcomm"/>
          </table:table-cell>
          <table:table-cell table:style-name="Table3.A2" table:number-rows-spanned="29" office:value-type="string">
            <text:p text:style-name="SK-T-Comp"/>
          </table:table-cell>
          <table:table-cell table:style-name="Table3.A2" table:number-rows-spanned="2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lu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r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ufo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is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lu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Kali-bi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29" office:value-type="string">
            <text:p text:style-name="SK-T-L2-de"/>
          </table:table-cell>
          <table:table-cell table:style-name="Table3.A2" table:number-rows-spanned="29" office:value-type="string">
            <text:p text:style-name="SK-T-L3-de"/>
          </table:table-cell>
          <table:table-cell table:style-name="Table3.A2" table:number-rows-spanned="29" office:value-type="string">
            <text:p text:style-name="SK-T-L4-de"/>
          </table:table-cell>
          <table:table-cell table:style-name="Table3.A2" table:number-rows-spanned="29" office:value-type="string">
            <text:p text:style-name="SK-T-L5-de"/>
          </table:table-cell>
          <table:table-cell table:style-name="Table3.A2" table:number-rows-spanned="29" office:value-type="string">
            <text:p text:style-name="SK-T-See-de"/>
          </table:table-cell>
          <table:table-cell table:style-name="Table3.A2" table:number-rows-spanned="29" office:value-type="string">
            <text:p text:style-name="SK-T-Ref-de"/>
          </table:table-cell>
          <table:table-cell table:style-name="Table3.A2" table:number-rows-spanned="29" office:value-type="string">
            <text:p text:style-name="SK-T-Rcomm-de"/>
          </table:table-cell>
          <table:table-cell table:style-name="Table3.A2" table:number-rows-spanned="29" office:value-type="string">
            <text:p text:style-name="SK-T-Comp-de"/>
          </table:table-cell>
          <table:table-cell table:style-name="Table3.A2" table:number-rows-spanned="2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h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x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790,2,3790</text:p>
          </table:table-cell>
          <table:table-cell table:style-name="Table3.A2" office:value-type="string">
            <text:p text:style-name="SK-T-L2">Spraine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791,2,3791</text:p>
          </table:table-cell>
          <table:table-cell table:style-name="Table3.A2" office:value-type="string">
            <text:p text:style-name="SK-T-L2">Squeez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792,2,3792</text:p>
          </table:table-cell>
          <table:table-cell table:style-name="Table3.A2" office:value-type="string">
            <text:p text:style-name="SK-T-L2">Start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793,2,3793</text:p>
          </table:table-cell>
          <table:table-cell table:style-name="Table3.A2" office:value-type="string">
            <text:p text:style-name="SK-T-L2">Sticking, fine, Splinter-lik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2" office:value-type="string">
            <text:p text:style-name="SK-T-L1">3795,2,3795</text:p>
          </table:table-cell>
          <table:table-cell table:style-name="Table3.A2" table:number-rows-spanned="21" office:value-type="string">
            <text:p text:style-name="SK-T-L2">Sticky, stringy, etc. </text:p>
          </table:table-cell>
          <table:table-cell table:style-name="Table3.A2" table:number-rows-spanned="21" office:value-type="string">
            <text:p text:style-name="SK-T-L3"/>
          </table:table-cell>
          <table:table-cell table:style-name="Table3.A2" table:number-rows-spanned="21" office:value-type="string">
            <text:p text:style-name="SK-T-L4"/>
          </table:table-cell>
          <table:table-cell table:style-name="Table3.A2" table:number-rows-spanned="21" office:value-type="string">
            <text:p text:style-name="SK-T-L5"/>
          </table:table-cell>
          <table:table-cell table:style-name="Table3.A2" table:number-rows-spanned="21" office:value-type="string">
            <text:p text:style-name="SK-T-See"/>
          </table:table-cell>
          <table:table-cell table:style-name="Table3.A2" table:number-rows-spanned="21" office:value-type="string">
            <text:p text:style-name="SK-T-Ref"/>
          </table:table-cell>
          <table:table-cell table:style-name="Table3.A2" table:number-rows-spanned="21" office:value-type="string">
            <text:p text:style-name="SK-T-Rcomm"/>
          </table:table-cell>
          <table:table-cell table:style-name="Table3.A2" table:number-rows-spanned="21" office:value-type="string">
            <text:p text:style-name="SK-T-Comp"/>
          </table:table-cell>
          <table:table-cell table:style-name="Table3.A2" table:number-rows-spanned="2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d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Kali-bi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21" office:value-type="string">
            <text:p text:style-name="SK-T-L2-de"/>
          </table:table-cell>
          <table:table-cell table:style-name="Table3.A2" table:number-rows-spanned="21" office:value-type="string">
            <text:p text:style-name="SK-T-L3-de"/>
          </table:table-cell>
          <table:table-cell table:style-name="Table3.A2" table:number-rows-spanned="21" office:value-type="string">
            <text:p text:style-name="SK-T-L4-de"/>
          </table:table-cell>
          <table:table-cell table:style-name="Table3.A2" table:number-rows-spanned="21" office:value-type="string">
            <text:p text:style-name="SK-T-L5-de"/>
          </table:table-cell>
          <table:table-cell table:style-name="Table3.A2" table:number-rows-spanned="21" office:value-type="string">
            <text:p text:style-name="SK-T-See-de"/>
          </table:table-cell>
          <table:table-cell table:style-name="Table3.A2" table:number-rows-spanned="21" office:value-type="string">
            <text:p text:style-name="SK-T-Ref-de"/>
          </table:table-cell>
          <table:table-cell table:style-name="Table3.A2" table:number-rows-spanned="21" office:value-type="string">
            <text:p text:style-name="SK-T-Rcomm-de"/>
          </table:table-cell>
          <table:table-cell table:style-name="Table3.A2" table:number-rows-spanned="21" office:value-type="string">
            <text:p text:style-name="SK-T-Comp-de"/>
          </table:table-cell>
          <table:table-cell table:style-name="Table3.A2" table:number-rows-spanned="2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yr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3797,2,3797</text:p>
          </table:table-cell>
          <table:table-cell table:style-name="Table3.A2" table:number-rows-spanned="7" office:value-type="string">
            <text:p text:style-name="SK-T-L2">Stiffening out (of body)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in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0" office:value-type="string">
            <text:p text:style-name="SK-T-L1">3799,2,3799</text:p>
          </table:table-cell>
          <table:table-cell table:style-name="Table3.A2" table:number-rows-spanned="15" office:value-type="string">
            <text:p text:style-name="SK-T-L2">Stiffness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us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10-11T00:06:19.47</dc:date>
    <meta:editing-duration>PT51M59S</meta:editing-duration>
    <meta:editing-cycles>37</meta:editing-cycles>
    <meta:document-statistic meta:table-count="2" meta:image-count="0" meta:object-count="0" meta:page-count="40" meta:paragraph-count="1748" meta:word-count="1847" meta:character-count="6174"/>
  </office:meta>
</office:document-meta>
</file>